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5.0639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5903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431in" table:align="margins"/>
    </style:style>
    <style:style style:name="Table4.A" style:family="table-column">
      <style:table-column-properties style:column-width="3.2715in" style:rel-column-width="32767*"/>
    </style:style>
    <style:style style:name="Table4.B" style:family="table-column">
      <style:table-column-properties style:column-width="3.271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0733c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text-properties officeooo:paragraph-rsid="00b0c6e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3ca262" officeooo:paragraph-rsid="00bfca14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8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9" style:family="paragraph" style:parent-style-name="Table_20_Contents">
      <style:paragraph-properties fo:line-height="150%"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1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2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3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4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5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6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7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8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9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30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139c761" officeooo:paragraph-rsid="00bfca14"/>
    </style:style>
    <style:style style:name="P37" style:family="paragraph" style:parent-style-name="Table_20_Contents">
      <style:paragraph-properties fo:text-align="start" style:justify-single-word="false"/>
      <style:text-properties officeooo:rsid="013d6426" officeooo:paragraph-rsid="00bfca14"/>
    </style:style>
    <style:style style:name="P38" style:family="paragraph" style:parent-style-name="Table_20_Contents">
      <style:paragraph-properties fo:text-align="start" style:justify-single-word="false"/>
      <style:text-properties officeooo:rsid="011a7f38" officeooo:paragraph-rsid="011a7f38"/>
    </style:style>
    <style:style style:name="P3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4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3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44" style:family="paragraph" style:parent-style-name="Standard" style:list-style-name="L2">
      <style:paragraph-properties fo:line-height="150%" fo:text-align="start" style:justify-single-word="false"/>
      <style:text-properties officeooo:rsid="003d42dd" officeooo:paragraph-rsid="003ab081"/>
    </style:style>
    <style:style style:name="P45" style:family="paragraph" style:parent-style-name="Standard" style:list-style-name="L4">
      <style:paragraph-properties fo:line-height="150%" fo:text-align="start" style:justify-single-word="false"/>
      <style:text-properties officeooo:rsid="003d42dd" officeooo:paragraph-rsid="003d42dd"/>
    </style:style>
    <style:style style:name="P46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bc5eb" officeooo:paragraph-rsid="010bd529"/>
    </style:style>
    <style:style style:name="P47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bc5eb" officeooo:paragraph-rsid="010cc0e7"/>
    </style:style>
    <style:style style:name="P4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49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cfa59f" officeooo:paragraph-rsid="00cfa59f"/>
    </style:style>
    <style:style style:name="P5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10d19d" officeooo:paragraph-rsid="0110d19d"/>
    </style:style>
    <style:style style:name="P5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110a60" officeooo:paragraph-rsid="01110a60"/>
    </style:style>
    <style:style style:name="P5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0daf13" officeooo:paragraph-rsid="010f5e38"/>
    </style:style>
    <style:style style:name="P5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13207e" officeooo:paragraph-rsid="0113207e"/>
    </style:style>
    <style:style style:name="P5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1601a8" officeooo:paragraph-rsid="011601a8"/>
    </style:style>
    <style:style style:name="P5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1179743" officeooo:paragraph-rsid="01179743"/>
    </style:style>
    <style:style style:name="P5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119d0d2" officeooo:paragraph-rsid="0119d0d2"/>
    </style:style>
    <style:style style:name="P58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59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0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61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62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3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1031c18" officeooo:paragraph-rsid="01031c18"/>
    </style:style>
    <style:style style:name="P64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10614dd" officeooo:paragraph-rsid="010614dd"/>
    </style:style>
    <style:style style:name="P65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cbc5eb" officeooo:paragraph-rsid="00cbc5eb"/>
    </style:style>
    <style:style style:name="P66" style:family="paragraph" style:parent-style-name="Standard" style:list-style-name="L15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67" style:family="paragraph" style:parent-style-name="Standard" style:list-style-name="L15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68" style:family="paragraph" style:parent-style-name="Standard" style:list-style-name="L16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9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0" style:family="paragraph" style:parent-style-name="Standard" style:list-style-name="L16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1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2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00c4d1" officeooo:paragraph-rsid="0100c4d1"/>
    </style:style>
    <style:style style:name="P73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4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1a7f38" officeooo:paragraph-rsid="011a7f38"/>
    </style:style>
    <style:style style:name="P75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1da458" officeooo:paragraph-rsid="011da458"/>
    </style:style>
    <style:style style:name="P76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1f8dd0" officeooo:paragraph-rsid="011f8dd0"/>
    </style:style>
    <style:style style:name="P77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78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e35a14" officeooo:paragraph-rsid="00e35a14"/>
    </style:style>
    <style:style style:name="P79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222f62" officeooo:paragraph-rsid="01222f62"/>
    </style:style>
    <style:style style:name="P80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e48dd8" officeooo:paragraph-rsid="00e48dd8"/>
    </style:style>
    <style:style style:name="P81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26cc77" officeooo:paragraph-rsid="0126cc77"/>
    </style:style>
    <style:style style:name="P82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83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84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24c3d6" officeooo:paragraph-rsid="0124c3d6"/>
    </style:style>
    <style:style style:name="P85" style:family="paragraph" style:parent-style-name="Table_20_Contents" style:list-style-name="L12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style:text-underline-style="none" officeooo:rsid="007c66f1"/>
    </style:style>
    <style:style style:name="T4" style:family="text">
      <style:text-properties officeooo:rsid="007ddb89"/>
    </style:style>
    <style:style style:name="T5" style:family="text">
      <style:text-properties officeooo:rsid="0097415f"/>
    </style:style>
    <style:style style:name="T6" style:family="text">
      <style:text-properties officeooo:rsid="00ad07c3"/>
    </style:style>
    <style:style style:name="T7" style:family="text">
      <style:text-properties officeooo:rsid="008bc88b"/>
    </style:style>
    <style:style style:name="T8" style:family="text">
      <style:text-properties officeooo:rsid="008ae4a1"/>
    </style:style>
    <style:style style:name="T9" style:family="text">
      <style:text-properties officeooo:rsid="00b8e445"/>
    </style:style>
    <style:style style:name="T10" style:family="text">
      <style:text-properties officeooo:rsid="00beafe0"/>
    </style:style>
    <style:style style:name="T11" style:family="text">
      <style:text-properties officeooo:rsid="00ca6927"/>
    </style:style>
    <style:style style:name="T12" style:family="text">
      <style:text-properties officeooo:rsid="00e65c46"/>
    </style:style>
    <style:style style:name="T13" style:family="text">
      <style:text-properties officeooo:rsid="00e8393f"/>
    </style:style>
    <style:style style:name="T14" style:family="text">
      <style:text-properties officeooo:rsid="010257cc"/>
    </style:style>
    <style:style style:name="T15" style:family="text">
      <style:text-properties officeooo:rsid="0106573f"/>
    </style:style>
    <style:style style:name="T16" style:family="text">
      <style:text-properties officeooo:rsid="01098a94"/>
    </style:style>
    <style:style style:name="T17" style:family="text">
      <style:text-properties officeooo:rsid="010bd529"/>
    </style:style>
    <style:style style:name="T18" style:family="text">
      <style:text-properties officeooo:rsid="010cc0e7"/>
    </style:style>
    <style:style style:name="T19" style:family="text">
      <style:text-properties officeooo:rsid="010daf13"/>
    </style:style>
    <style:style style:name="T20" style:family="text">
      <style:text-properties officeooo:rsid="011eaf30"/>
    </style:style>
    <style:style style:name="T21" style:family="text">
      <style:text-properties officeooo:rsid="011fc0aa"/>
    </style:style>
    <style:style style:name="T22" style:family="text">
      <style:text-properties officeooo:rsid="0129aa31"/>
    </style:style>
    <style:style style:name="T23" style:family="text">
      <style:text-properties officeooo:rsid="012af82f"/>
    </style:style>
    <style:style style:name="T24" style:family="text">
      <style:text-properties officeooo:rsid="012c3045"/>
    </style:style>
    <style:style style:name="T25" style:family="text">
      <style:text-properties officeooo:rsid="012e10dd"/>
    </style:style>
    <style:style style:name="T26" style:family="text">
      <style:text-properties officeooo:rsid="012fa5bb"/>
    </style:style>
    <style:style style:name="T27" style:family="text">
      <style:text-properties officeooo:rsid="01380e6b"/>
    </style:style>
    <style:style style:name="T28" style:family="text">
      <style:text-properties officeooo:rsid="013b27e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<text:span text:style-name="T28">4</text:span>)</text:p>
      <text:p text:style-name="P4"><draw:frame draw:style-name="fr1" draw:name="Frame1" text:anchor-type="paragraph" svg:x="0.9256in" svg:y="0.2327in" svg:width="5.2055in" draw:z-index="0"><draw:text-box fo:min-height="1.7256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2">Satuan Pendidikan</text:p></table:table-cell><table:table-cell table:style-name="Table1.A1" office:value-type="string"><text:p text:style-name="P19">:</text:p></table:table-cell><table:table-cell table:style-name="Table1.A1" office:value-type="string"><text:p text:style-name="P12">SD Negeri 42 Kota Ternate</text:p></table:table-cell></table:table-row><table:table-row><table:table-cell table:style-name="Table1.A1" office:value-type="string"><text:p text:style-name="P13">Mata Pelajaran</text:p></table:table-cell><table:table-cell table:style-name="Table1.A1" office:value-type="string"><text:p text:style-name="P19">:</text:p></table:table-cell><table:table-cell table:style-name="Table1.A1" office:value-type="string"><text:p text:style-name="P13">Pendidikan Jasmani - Olahraga Kesehatan</text:p></table:table-cell></table:table-row><table:table-row><table:table-cell table:style-name="Table1.A1" office:value-type="string"><text:p text:style-name="P15">Kelas / Semester</text:p></table:table-cell><table:table-cell table:style-name="Table1.A1" office:value-type="string"><text:p text:style-name="P19">:</text:p></table:table-cell><table:table-cell table:style-name="Table1.A1" office:value-type="string"><text:p text:style-name="P16">III / 2</text:p></table:table-cell></table:table-row><table:table-row><table:table-cell table:style-name="Table1.A1" office:value-type="string"><text:p text:style-name="P17">Materi Pokok</text:p></table:table-cell><table:table-cell table:style-name="Table1.A1" office:value-type="string"><text:p text:style-name="P19">:</text:p></table:table-cell><table:table-cell table:style-name="Table1.A1" office:value-type="string"><text:list xml:id="list1408619237" text:style-name="L1"><text:list-item><text:p text:style-name="P72">Arti, manfaat, jenis, pengaruh makanan bergizi <text:tab/>dan jajanan sehat</text:p></text:list-item></text:list></table:table-cell></table:table-row><table:table-row><table:table-cell table:style-name="Table1.A1" office:value-type="string"><text:p text:style-name="P18">Alokasi Waktu</text:p></table:table-cell><table:table-cell table:style-name="Table1.A1" office:value-type="string"><text:p text:style-name="P19">:</text:p></table:table-cell><table:table-cell table:style-name="Table1.A1" office:value-type="string"><text:list xml:id="list200415555105631" text:continue-numbering="true" text:style-name="L1"><text:list-header><text:p text:style-name="P73">1<text:span text:style-name="T11">2</text:span> Jam Pelajaran (<text:span text:style-name="T11">3</text:span> x TM)</text:p></text:list-header></text:list></table:table-cell></table:table-row></table:table></draw:text-box></draw:frame></text:p>
      <text:list xml:id="list3689587484" text:style-name="L2">
        <text:list-item>
          <text:p text:style-name="P44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3.<text:span text:style-name="T14">9</text:span>.</text:p>
          </table:table-cell>
          <table:table-cell table:style-name="Table5.A1" office:value-type="string">
            <text:list xml:id="list2980425577" text:style-name="L3">
              <text:list-item>
                <text:list>
                  <text:list-header>
                    <text:p text:style-name="P63">Menganalisis perlunya memilih makanan bergizi dan jajanan sehat untuk menjaga kesehatan tubuh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37">4.<text:span text:style-name="T14">9</text:span>.</text:p>
          </table:table-cell>
          <table:table-cell table:style-name="Table5.A1" office:value-type="string">
            <text:list xml:id="list200415471901553" text:continue-numbering="true" text:style-name="L3">
              <text:list-item>
                <text:list>
                  <text:list-header>
                    <text:p text:style-name="P64">Menceritakan arti penting memilih makanan <text:span text:style-name="T15">bergizi dan jajanan sehat untuk menjaga kesehatan tubuh</text:span></text:p>
                  </text:list-header>
                </text:list>
              </text:list-item>
            </text:list>
          </table:table-cell>
        </table:table-row>
      </table:table>
      <text:p text:style-name="P11"/>
      <text:p text:style-name="P11"/>
      <text:list xml:id="list1714254121" text:style-name="L4">
        <text:list-item>
          <text:p text:style-name="P45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4126887791" text:style-name="L5">
        <text:list-item>
          <text:p text:style-name="P65">Mengidentifikasikan <text:span text:style-name="T16">makanan bergizi dan jajanan sehat</text:span></text:p>
        </text:list-item>
        <text:list-item>
          <text:p text:style-name="P46">Mengidentifikasikan <text:span text:style-name="T17">jenis makanan bergizi dan jajanan sehat</text:span></text:p>
        </text:list-item>
        <text:list-item>
          <text:p text:style-name="P47">Mengidentifikasikan <text:span text:style-name="T18">manfaat makanan bergizi dan jajanan sehat</text:span></text:p>
        </text:list-item>
        <text:list-item>
          <text:p text:style-name="P47">Mengidentifikasikan <text:span text:style-name="T18">pengaruh makanan bergizi dan jajanan sehat</text:span></text:p>
        </text:list-item>
      </text:list>
      <text:p text:style-name="P5"/>
      <text:list xml:id="list3186015745" text:style-name="L6">
        <text:list-item>
          <text:p text:style-name="P48">INDIKATOR PENCAPAIAN KOMPETENSI <text:span text:style-name="T2">(IPK)</text:span></text:p>
          <text:list>
            <text:list-item>
              <text:p text:style-name="P49">Menjelaskan <text:span text:style-name="T19">tentang apa yang dimaksud dengan makanan bergizi dan jajanan sehat</text:span></text:p>
            </text:list-item>
            <text:list-item>
              <text:p text:style-name="P50">Menguraikan tentang jenis – jenis makanan bergizi</text:p>
            </text:list-item>
            <text:list-item>
              <text:p text:style-name="P51">Menyebutkan ciri <text:span text:style-name="T22">jajanan</text:span> sehat</text:p>
            </text:list-item>
            <text:list-item>
              <text:p text:style-name="P52">Menguraikan tentang kandungan makanan bergizi</text:p>
            </text:list-item>
            <text:list-item>
              <text:p text:style-name="P53">Menjelaskan tentang manfaat makanan bergizi bagi pertumbuhan</text:p>
            </text:list-item>
            <text:list-item>
              <text:p text:style-name="P54">Menjelaskan tentang manfaat makanan bergizi bagi <text:span text:style-name="T23">perkembangan</text:span> otak</text:p>
            </text:list-item>
            <text:list-item>
              <text:p text:style-name="P55">Menjelaskan pengaruh makanan bergizi terhadap kesehatan</text:p>
            </text:list-item>
            <text:list-item>
              <text:p text:style-name="P55">Menjelaskan pengaruh makanan bergizi terhadap kecerdasan</text:p>
            </text:list-item>
            <text:list-item>
              <text:p text:style-name="P55">Menceritakan kebiasaan makan <text:span text:style-name="T24">di rumah</text:span></text:p>
            </text:list-item>
          </text:list>
        </text:list-item>
      </text:list>
      <text:p text:style-name="P6"/>
      <text:list xml:id="list3317354904" text:style-name="L7">
        <text:list-item>
          <text:p text:style-name="P56"><text:soft-page-break/>MATERI PEMBELAJARAN</text:p>
          <text:list>
            <text:list-item>
              <text:p text:style-name="P57">Konsep makanan bergizi dan makanan sehat</text:p>
            </text:list-item>
            <text:list-item>
              <text:p text:style-name="P57">Jenis dan kandungan makanan bergizi</text:p>
            </text:list-item>
            <text:list-item>
              <text:p text:style-name="P57">Ciri – ciri jajanan sehat</text:p>
            </text:list-item>
            <text:list-item>
              <text:p text:style-name="P57">Manfaat makanan bergizi bagi pertumbuhan dan perkembangan</text:p>
            </text:list-item>
            <text:list-item>
              <text:p text:style-name="P57">Pengaruh makanan bergizi bagi kesehatan dan kecerdasan</text:p>
            </text:list-item>
            <text:list-item>
              <text:p text:style-name="P57">Pola makan di rumah</text:p>
            </text:list-item>
          </text:list>
        </text:list-item>
      </text:list>
      <text:p text:style-name="P7"/>
      <text:p text:style-name="P7"/>
      <text:list xml:id="list105331824" text:style-name="L8">
        <text:list-item>
          <text:p text:style-name="P58">PENDEKATAN DAN METODE PEMBELAJARAN</text:p>
          <text:list>
            <text:list-item>
              <text:p text:style-name="P58">Pendekatan<text:tab/>: Saintifik</text:p>
            </text:list-item>
            <text:list-item>
              <text:p text:style-name="P58">Metode<text:tab/>: Tanya jawab, Diskusi, Kelompok dan Pemberian Tugas</text:p>
            </text:list-item>
          </text:list>
        </text:list-item>
      </text:list>
      <text:p text:style-name="P8"/>
      <text:list xml:id="list145207033" text:style-name="L9">
        <text:list-item>
          <text:p text:style-name="P59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1.</text:p>
          </table:table-cell>
          <table:table-cell table:style-name="Table2.A1" office:value-type="string">
            <text:p text:style-name="P20">Media</text:p>
          </table:table-cell>
          <table:table-cell table:style-name="Table2.A1" office:value-type="string">
            <text:p text:style-name="P20">:</text:p>
          </table:table-cell>
          <table:table-cell table:style-name="Table2.A1" office:value-type="string">
            <text:p text:style-name="P38">Chart / bagan tentang makanan bergizi dan jajanan sehat</text:p>
          </table:table-cell>
        </table:table-row>
        <table:table-row>
          <table:table-cell table:style-name="Table2.A1" office:value-type="string">
            <text:p text:style-name="P20">2.</text:p>
          </table:table-cell>
          <table:table-cell table:style-name="Table2.A1" office:value-type="string">
            <text:p text:style-name="P20">Alat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20">3.</text:p>
          </table:table-cell>
          <table:table-cell table:style-name="Table2.A1" office:value-type="string">
            <text:p text:style-name="P20">Sumbe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list xml:id="list230238617" text:style-name="L10">
              <text:list-item>
                <text:p text:style-name="P74">Jurnal gizi untuk <text:span text:style-name="T25">perkembangan</text:span> kecerdasan anak usia dini; oleh: <text:tab/>Prof. Dr. M. Akil Malla, M. Sc. Guru Besar Bidang Ilmu Gizi, <text:tab/><text:span text:style-name="T26">dan pembantu Rektor IV Universitas Negeri Makassar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415040702888" text:continue-numbering="true" text:style-name="L10">
              <text:list-item>
                <text:p text:style-name="P75">Jurnal peningkatan kecerdasan anak memerlukan gizi seimbang; <text:tab/><text:span text:style-name="T20">oleh: Dr. Mahdin A. Husaini; Ahli peneliti utama Departemen <text:tab/>Kesehatan RI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413901964715" text:continue-numbering="true" text:style-name="L10">
              <text:list-item>
                <text:p text:style-name="P76">Adaptasi buku penjas – orkes, <text:span text:style-name="T21">untuk SD / MI kelas VI: Pusat <text:tab/>perbukuan kemendikbud</text:span></text:p>
              </text:list-item>
            </text:list>
          </table:table-cell>
        </table:table-row>
      </table:table>
      <text:p text:style-name="P3"/>
      <text:p text:style-name="P3"/>
      <text:p text:style-name="P3"/>
      <text:list xml:id="list3254883289" text:style-name="L11">
        <text:list-item>
          <text:p text:style-name="P60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1">Pertemuan Pertama: 4 Jam <text:span text:style-name="T3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40">Deskripsi Kegiatan Pembelajaran</text:p>
          </table:table-cell>
          <table:table-cell table:style-name="Table3.C14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4" office:value-type="string">
            <text:list xml:id="list826768270" text:style-name="L12">
              <text:list-item>
                <text:p text:style-name="P77">Pengaturan / Manajemen kelas</text:p>
              </text:list-item>
              <text:list-item>
                <text:p text:style-name="P78">Berdoa</text:p>
              </text:list-item>
              <text:list-item>
                <text:p text:style-name="P79">Motivasi dari guru</text:p>
              </text:list-item>
              <text:list-item>
                <text:p text:style-name="P80">Appersepsi</text:p>
              </text:list-item>
              <text:list-item>
                <text:p text:style-name="P80">Penyampaian materi pokok, kegiatan dengan tujuan <text:tab/>yang akan dicapai peserta didik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4" office:value-type="string">
            <text:list xml:id="list200414949892817" text:continue-numbering="true" text:style-name="L12">
              <text:list-item>
                <text:p text:style-name="P81">Peserta didik mengamati peta konsep / chart tentang <text:tab/>makanan bergizi dan jajanan sehat yang ditayangkan <text:tab/>guru</text:p>
              </text:list-item>
              <text:list-item>
                <text:p text:style-name="P81"><text:soft-page-break/>Peserta didik mendiskusikan hasil pengamatan dalam <text:tab/>kelompok</text:p>
              </text:list-item>
              <text:list-item>
                <text:p text:style-name="P81">Peserta didik mempresentasikan hasil diskusi melalui <text:tab/>kelompok</text:p>
              </text:list-item>
              <text:list-item>
                <text:p text:style-name="P81">Peserta didik mendapatkan feedback dari guru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4" office:value-type="string">
            <text:list xml:id="list200415372039949" text:continue-numbering="true" text:style-name="L12">
              <text:list-item>
                <text:p text:style-name="P82"><text:span text:style-name="T13">Tanya</text:span> jawab tentang materi yang telah dipelajari</text:p>
              </text:list-item>
              <text:list-item>
                <text:p text:style-name="P83">Guru dan peserta didik bersama – sama membuat <text:tab/>rangkuman <text:span text:style-name="T12">materi</text:span></text:p>
              </text:list-item>
              <text:list-item>
                <text:p text:style-name="P84">Pemberian tugas (PR)</text:p>
              </text:list-item>
              <text:list-item>
                <text:p text:style-name="P82">Berdoa</text:p>
              </text:list-item>
              <text:list-item>
                <text:p text:style-name="P82">Selesai</text:p>
              </text:list-item>
            </text:list>
          </table:table-cell>
          <table:table-cell table:style-name="Table3.C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4">Pertemuan kedua: 4 <text:span text:style-name="T4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list xml:id="list200415576142371" text:continue-numbering="true" text:style-name="L12">
              <text:list-header>
                <text:p text:style-name="P85">Deskripsi Kegiatan Pembelajaran</text:p>
              </text:list-header>
            </text:list>
          </table:table-cell>
          <table:table-cell table:style-name="Table3.C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5">Pendahuluan</text:p>
          </table:table-cell>
          <table:table-cell table:style-name="Table3.B14" office:value-type="string">
            <text:list xml:id="list200414869535403" text:continue-numbering="true" text:style-name="L12">
              <text:list-item>
                <text:p text:style-name="P77">Pengaturan / Manajemen kelas</text:p>
              </text:list-item>
              <text:list-item>
                <text:p text:style-name="P78">Berdoa</text:p>
              </text:list-item>
              <text:list-item>
                <text:p text:style-name="P79">Motivasi dari guru</text:p>
              </text:list-item>
              <text:list-item>
                <text:p text:style-name="P80">Appersepsi</text:p>
              </text:list-item>
              <text:list-item>
                <text:p text:style-name="P80">Penyampaian materi pokok, kegiatan dengan tujuan <text:tab/>yang akan dicapai peserta didik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Inti</text:p>
          </table:table-cell>
          <table:table-cell table:style-name="Table3.B14" office:value-type="string">
            <text:list xml:id="list200415453672374" text:continue-numbering="true" text:style-name="L12">
              <text:list-item>
                <text:p text:style-name="P81">Peserta didik mengamati peta konsep / chart tentang <text:tab/>makanan bergizi dan jajanan sehat yang ditayangkan <text:tab/>guru</text:p>
              </text:list-item>
              <text:list-item>
                <text:p text:style-name="P81">Peserta didik mendiskusikan hasil pengamatan dalam <text:tab/>kelompok</text:p>
              </text:list-item>
              <text:list-item>
                <text:p text:style-name="P81">Peserta didik mempresentasikan hasil diskusi melalui <text:tab/>kelompok</text:p>
              </text:list-item>
              <text:list-item>
                <text:p text:style-name="P81">Peserta didik mendapatkan feedback dari guru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Penutup</text:p>
          </table:table-cell>
          <table:table-cell table:style-name="Table3.B14" office:value-type="string">
            <text:list xml:id="list200415710923733" text:continue-numbering="true" text:style-name="L12">
              <text:list-item>
                <text:p text:style-name="P82"><text:span text:style-name="T13">Tanya</text:span> jawab tentang materi yang telah dipelajari</text:p>
              </text:list-item>
              <text:list-item>
                <text:p text:style-name="P83">Guru dan peserta didik bersama – sama membuat <text:tab/>rangkuman <text:span text:style-name="T12">materi</text:span></text:p>
              </text:list-item>
              <text:list-item>
                <text:p text:style-name="P82">Berdoa</text:p>
              </text:list-item>
              <text:list-item>
                <text:p text:style-name="P82">Selesai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5">Pertemuan ketiga: 4 Jam <text:span text:style-name="T5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7">Kegiatan</text:p>
          </table:table-cell>
          <table:table-cell table:style-name="Table3.A2" office:value-type="string">
            <text:p text:style-name="P39">Deskripsi Kegiatan Pembelajaran</text:p>
          </table:table-cell>
          <table:table-cell table:style-name="Table3.C14" office:value-type="string">
            <text:p text:style-name="P27">Alokasi Waktu</text:p>
          </table:table-cell>
        </table:table-row>
        <table:table-row>
          <table:table-cell table:style-name="Table3.A2" office:value-type="string">
            <text:p text:style-name="P28">Pendahuluan</text:p>
          </table:table-cell>
          <table:table-cell table:style-name="Table3.B14" office:value-type="string">
            <text:list xml:id="list200415044011835" text:continue-numbering="true" text:style-name="L12">
              <text:list-item>
                <text:p text:style-name="P77">Pengaturan / Manajemen kelas</text:p>
              </text:list-item>
              <text:list-item>
                <text:p text:style-name="P78">Berdoa</text:p>
              </text:list-item>
              <text:list-item>
                <text:p text:style-name="P79">Motivasi dari guru</text:p>
              </text:list-item>
              <text:list-item>
                <text:p text:style-name="P80">Appersepsi</text:p>
              </text:list-item>
              <text:list-item>
                <text:p text:style-name="P80">Penyampaian materi pokok, kegiatan dengan tujuan <text:tab/>yang akan dicapai peserta didik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9">Inti</text:p>
          </table:table-cell>
          <table:table-cell table:style-name="Table3.B14" office:value-type="string">
            <text:list xml:id="list200413814278735" text:continue-numbering="true" text:style-name="L12">
              <text:list-item>
                <text:p text:style-name="P81">Peserta didik mengamati peta konsep / chart tentang <text:tab/>makanan bergizi dan jajanan sehat yang ditayangkan <text:tab/>guru</text:p>
              </text:list-item>
              <text:list-item>
                <text:p text:style-name="P81">Peserta didik mendiskusikan hasil pengamatan dalam <text:tab/>kelompok</text:p>
              </text:list-item>
              <text:list-item>
                <text:p text:style-name="P81">Peserta didik mempresentasikan hasil diskusi melalui <text:soft-page-break/><text:tab/>kelompok</text:p>
              </text:list-item>
              <text:list-item>
                <text:p text:style-name="P81">Peserta didik mendapatkan feedback dari guru</text:p>
              </text:list-item>
            </text:list>
          </table:table-cell>
          <table:table-cell table:style-name="Table3.C14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0">Penutup</text:p>
          </table:table-cell>
          <table:table-cell table:style-name="Table3.B15" office:value-type="string">
            <text:list xml:id="list200413834900513" text:continue-numbering="true" text:style-name="L12">
              <text:list-item>
                <text:p text:style-name="P82"><text:span text:style-name="T13">Tanya</text:span> jawab tentang materi yang telah dipelajari</text:p>
              </text:list-item>
              <text:list-item>
                <text:p text:style-name="P83">Guru dan peserta didik bersama – sama membuat <text:tab/>rangkuman <text:span text:style-name="T12">materi</text:span></text:p>
              </text:list-item>
              <text:list-item>
                <text:p text:style-name="P82">Berdoa</text:p>
              </text:list-item>
              <text:list-item>
                <text:p text:style-name="P82">Selesai</text:p>
              </text:list-item>
            </text:list>
          </table:table-cell>
          <table:table-cell table:style-name="Table3.C15" office:value-type="string">
            <text:p text:style-name="P14"/>
          </table:table-cell>
        </table:table-row>
      </table:table>
      <text:p text:style-name="P9"/>
      <text:p text:style-name="P9"/>
      <text:list xml:id="list482294439" text:style-name="L13">
        <text:list-item>
          <text:p text:style-name="P61">PENILAIAN <text:span text:style-name="T10">HASIL </text:span>PEMBELAJARAN</text:p>
          <text:list>
            <text:list-item>
              <text:p text:style-name="P61">Teknik penilaian</text:p>
            </text:list-item>
          </text:list>
        </text:list-item>
      </text:list>
      <text:list xml:id="list3078935689" text:style-name="L14">
        <text:list-item>
          <text:list>
            <text:list-item>
              <text:list>
                <text:list-item>
                  <text:p text:style-name="P62">Penilaian sikap<text:tab/>: Pengamatan (non – tes)</text:p>
                </text:list-item>
                <text:list-item>
                  <text:p text:style-name="P62">Penilaian pengetahuan<text:tab/>: Tertulis <text:span text:style-name="T27">(tes)</text:span></text:p>
                </text:list-item>
                <text:list-item>
                  <text:p text:style-name="P62">Penilaian keterampilan<text:tab/>: Pengamatan (non – tes)</text:p>
                </text:list-item>
              </text:list>
            </text:list-item>
          </text:list>
        </text:list-item>
      </text:list>
      <text:list xml:id="list1297439933" text:style-name="L15">
        <text:list-item>
          <text:p text:style-name="P66">Bentuk instrumen penilaian</text:p>
        </text:list-item>
      </text:list>
      <text:list xml:id="list3018249047" text:style-name="L16">
        <text:list-item>
          <text:list>
            <text:list-item>
              <text:p text:style-name="P68">Penilaian sikap<text:tab/>: Jurnal</text:p>
            </text:list-item>
            <text:list-item>
              <text:p text:style-name="P70">Penilaian pengetahuan<text:tab/>: Butir – butir soal (Pilihan ganda, uraian)</text:p>
            </text:list-item>
            <text:list-item>
              <text:p text:style-name="P70">Penilaian keterampilan<text:tab/>: Lembar pengamatan</text:p>
            </text:list-item>
          </text:list>
        </text:list-item>
      </text:list>
      <text:list xml:id="list200415154385576" text:continue-list="list1297439933" text:style-name="L15">
        <text:list-item>
          <text:p text:style-name="P67">Instrumen penilaian</text:p>
        </text:list-item>
      </text:list>
      <text:list xml:id="list1536360842" text:style-name="L17">
        <text:list-item>
          <text:list>
            <text:list-item>
              <text:p text:style-name="P69">Penilaian sikap<text:tab/>: Jurnal harian langsung dari guru</text:p>
            </text:list-item>
            <text:list-item>
              <text:p text:style-name="P71">Penilaian pengetahuan<text:tab/>: <text:span text:style-name="T6">Naskah tersendiri sebagai lampiran dari RPP</text:span></text:p>
            </text:list-item>
            <text:list-item>
              <text:p text:style-name="P71">Penilaian keterampilan<text:tab/>: <text:span text:style-name="T6">Naskah tersendiri sebagai lampiran dari RPP</text:span></text:p>
            </text:list-item>
          </text:list>
        </text:list-item>
      </text:list>
      <text:p text:style-name="P42"/>
      <text:p text:style-name="P42"/>
      <text:p text:style-name="P43"/>
      <text:p text:style-name="P43"/>
      <text:p text:style-name="P10"><draw:frame draw:style-name="fr2" draw:name="Frame2" text:anchor-type="paragraph" svg:x="-0.0098in" svg:y="-0.0902in" svg:width="6.661in" draw:z-index="1"><draw:text-box fo:min-height="1.2583in"><table:table table:name="Table4" table:style-name="Table4"><table:table-column table:style-name="Table4.A"/><table:table-column table:style-name="Table4.B"/><table:table-row><table:table-cell table:style-name="Table4.A1" office:value-type="string"><text:p text:style-name="P31">Menyetujui / Mengesahkan</text:p><text:p text:style-name="P31">Kepala Sekolah</text:p><text:p text:style-name="P31"/><text:p text:style-name="P31"/><text:p text:style-name="P33">USMAN, S.Pd</text:p><text:p text:style-name="P32">N<text:span text:style-name="T7">IP</text:span>. <text:span text:style-name="T8">196807151999011002</text:span></text:p></table:table-cell><table:table-cell table:style-name="Table4.A1" office:value-type="string"><text:p text:style-name="P31">Ternate, 5 Januri 2019</text:p><text:p text:style-name="P31">Guru Mata Pelajaran</text:p><text:p text:style-name="P31"/><text:p text:style-name="P31"/><text:p text:style-name="P33">NURBAYA AHMAD</text:p><text:p text:style-name="P31"><text:span text:style-name="T9">NIP</text:span>. 196612021987122006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1T20:04:13.356279502</dc:date>
    <meta:editing-duration>PT10H14M12S</meta:editing-duration>
    <meta:editing-cycles>237</meta:editing-cycles>
    <meta:document-statistic meta:table-count="5" meta:image-count="0" meta:object-count="0" meta:page-count="4" meta:paragraph-count="145" meta:word-count="762" meta:character-count="5009" meta:non-whitespace-character-count="4444"/>
  </office:meta>
</office:document-meta>
</file>